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Madam,</text:p>
      <text:p text:style-name="P1"/>
      <text:p text:style-name="P1">I am writing to apply for the position of secretary in your company as advertised online last week.</text:p>
      <text:p text:style-name="P1"/>
      <text:p text:style-name="P1">I have been working as a secretary at Gordon's Financial Services in Barcelona for the last three years, however I must seek a new employment in Milan because of my husband which moved there for a new position in his company.</text:p>
      <text:p text:style-name="P1"/>
      <text:p text:style-name="P1">I have worked six years in this area which provided me with a lot of experience, thus I believe that my skills and my strong history will meet your requirements and benefit your company which is one of the biggest financial service companies in Milan.</text:p>
      <text:p text:style-name="P1"/>
      <text:p text:style-name="P1">I would welcome the opportunity to discuss my professional history and qualifications with you in further details and how I might contribute to your company's development.</text:p>
      <text:p text:style-name="P1"/>
      <text:p text:style-name="P1">Thank you in advance for your time and consideration.</text:p>
      <text:p text:style-name="P1"/>
      <text:p text:style-name="P1">Yours sincerely,</text:p>
      <text:p text:style-name="P1"/>
      <text:p text:style-name="P1">Jane Nutall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ZOUHIRI Malik – Groupe B – English – Informal → Formal (27/11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lik Zouhiri</meta:initial-creator>
    <meta:creation-date>2014-11-27T13:00:50.76</meta:creation-date>
    <meta:printed-by>Malik Zouhiri</meta:printed-by>
    <meta:print-date>2014-11-27T13:07:27.06</meta:print-date>
    <dc:date>2014-11-27T13:28:05.80</dc:date>
    <dc:creator>Malik Zouhiri</dc:creator>
    <meta:editing-duration>PT8M8S</meta:editing-duration>
    <meta:editing-cycles>2</meta:editing-cycles>
    <meta:generator>OpenOffice/4.1.0$Win32 OpenOffice.org_project/410m18$Build-9764</meta:generator>
    <meta:document-statistic meta:table-count="0" meta:image-count="0" meta:object-count="0" meta:page-count="1" meta:paragraph-count="9" meta:word-count="157" meta:character-count="899"/>
  </office:meta>
</office:document-meta>
</file>